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0.1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3.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103.58mm" svg:y="34.09mm">
            <loext:p draw:notify-on-update-of-ranges="Sheet1.F4:Sheet1.F7 Sheet1.G3:Sheet1.G3 Sheet1.G4:Sheet1.G7 Sheet1.H3:Sheet1.H3 Sheet1.H4:Sheet1.H7 Sheet1.I3:Sheet1.I3 Sheet1.I4:Sheet1.I7 Sheet1.J3:Sheet1.J3 Sheet1.J4:Sheet1.J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4" table:default-cell-style-name="ce3"/>
        <table:table-column table:style-name="co3" table:default-cell-style-name="ce3"/>
        <table:table-column table:style-name="co2" table:number-columns-repeated="4" table:default-cell-style-name="ce3"/>
        <table:table-column table:style-name="co1" table:default-cell-style-name="ce3"/>
        <table:table-column table:style-name="co2" table:number-columns-repeated="1012" table:default-cell-style-name="ce3"/>
        <table:table-row table:style-name="ro1">
          <table:table-cell table:style-name="ce1" office:value-type="string" calcext:value-type="string" table:number-columns-spanned="5" table:number-rows-spanned="1">
            <text:p>11.1 V</text:p>
          </table:table-cell>
          <table:covered-table-cell table:style-name="ce1"/>
          <table:covered-table-cell table:number-columns-repeated="3" table:style-name="ce2"/>
          <table:table-cell table:number-columns-repeated="5"/>
          <table:table-cell table:style-name="Default" table:number-columns-repeated="5"/>
          <table:table-cell table:number-columns-repeated="1008"/>
        </table:table-row>
        <table:table-row table:style-name="ro2">
          <table:table-cell table:style-name="ce2"/>
          <table:table-cell table:style-name="ce1" office:value-type="string" calcext:value-type="string" table:number-columns-spanned="4" table:number-rows-spanned="1">
            <text:p>回転数 rpm</text:p>
          </table:table-cell>
          <table:covered-table-cell table:number-columns-repeated="3" table:style-name="ce2"/>
          <table:table-cell table:number-columns-repeated="5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B</text:p>
          </table:table-cell>
          <table:table-cell table:style-name="ce2"/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B</text:p>
          </table:table-cell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24926" calcext:value-type="float">
            <text:p>24926</text:p>
          </table:table-cell>
          <table:table-cell table:style-name="ce2" office:value-type="float" office:value="25030" calcext:value-type="float">
            <text:p>25030</text:p>
          </table:table-cell>
          <table:table-cell table:style-name="ce2" office:value-type="float" office:value="24862" calcext:value-type="float">
            <text:p>24862</text:p>
          </table:table-cell>
          <table:table-cell table:style-name="ce2" office:value-type="string" calcext:value-type="string">
            <text:p>11.1 V</text:p>
          </table:table-cell>
          <table:table-cell table:style-name="ce2" table:formula="of:=[.B9]" office:value-type="float" office:value="24989" calcext:value-type="float">
            <text:p>24989</text:p>
          </table:table-cell>
          <table:table-cell table:style-name="ce2" table:formula="of:=[.C9]" office:value-type="float" office:value="24933" calcext:value-type="float">
            <text:p>24933</text:p>
          </table:table-cell>
          <table:table-cell table:style-name="ce2" table:formula="of:=[.D9]" office:value-type="float" office:value="25029.4" calcext:value-type="float">
            <text:p>25029.4</text:p>
          </table:table-cell>
          <table:table-cell table:style-name="ce2" table:formula="of:=[.E9]" office:value-type="float" office:value="24878" calcext:value-type="float">
            <text:p>24878</text:p>
          </table:table-cell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4979" calcext:value-type="float">
            <text:p>24979</text:p>
          </table:table-cell>
          <table:table-cell table:style-name="ce2" office:value-type="float" office:value="24928" calcext:value-type="float">
            <text:p>24928</text:p>
          </table:table-cell>
          <table:table-cell table:style-name="ce2" office:value-type="float" office:value="25024" calcext:value-type="float">
            <text:p>25024</text:p>
          </table:table-cell>
          <table:table-cell table:style-name="ce2" office:value-type="float" office:value="24871" calcext:value-type="float">
            <text:p>24871</text:p>
          </table:table-cell>
          <table:table-cell table:style-name="ce2" office:value-type="string" calcext:value-type="string">
            <text:p>11.5 V</text:p>
          </table:table-cell>
          <table:table-cell table:style-name="ce2" table:formula="of:=[.B18]" office:value-type="float" office:value="25044.4" calcext:value-type="float">
            <text:p>25044.4</text:p>
          </table:table-cell>
          <table:table-cell table:style-name="ce2" table:formula="of:=[.C18]" office:value-type="float" office:value="25024.6" calcext:value-type="float">
            <text:p>25024.6</text:p>
          </table:table-cell>
          <table:table-cell table:style-name="ce2" table:formula="of:=[.D18]" office:value-type="float" office:value="25090.6" calcext:value-type="float">
            <text:p>25090.6</text:p>
          </table:table-cell>
          <table:table-cell table:style-name="ce2" table:formula="of:=[.E18]" office:value-type="float" office:value="24928.4" calcext:value-type="float">
            <text:p>24928.4</text:p>
          </table:table-cell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4984" calcext:value-type="float">
            <text:p>24984</text:p>
          </table:table-cell>
          <table:table-cell table:style-name="ce2" office:value-type="float" office:value="24942" calcext:value-type="float">
            <text:p>24942</text:p>
          </table:table-cell>
          <table:table-cell table:style-name="ce2" office:value-type="float" office:value="25031" calcext:value-type="float">
            <text:p>25031</text:p>
          </table:table-cell>
          <table:table-cell table:style-name="ce2" office:value-type="float" office:value="24891" calcext:value-type="float">
            <text:p>24891</text:p>
          </table:table-cell>
          <table:table-cell table:style-name="ce2" office:value-type="string" calcext:value-type="string">
            <text:p>12.0 V</text:p>
          </table:table-cell>
          <table:table-cell table:style-name="ce2" table:formula="of:=[.B27]" office:value-type="float" office:value="25081.2" calcext:value-type="float">
            <text:p>25081.2</text:p>
          </table:table-cell>
          <table:table-cell table:style-name="ce2" table:formula="of:=[.C27]" office:value-type="float" office:value="25066.6" calcext:value-type="float">
            <text:p>25066.6</text:p>
          </table:table-cell>
          <table:table-cell table:style-name="ce2" table:formula="of:=[.D27]" office:value-type="float" office:value="25136.4" calcext:value-type="float">
            <text:p>25136.4</text:p>
          </table:table-cell>
          <table:table-cell table:style-name="ce2" table:formula="of:=[.E27]" office:value-type="float" office:value="24960.6" calcext:value-type="float">
            <text:p>24960.6</text:p>
          </table:table-cell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4989" calcext:value-type="float">
            <text:p>24989</text:p>
          </table:table-cell>
          <table:table-cell table:style-name="ce2" office:value-type="float" office:value="24947" calcext:value-type="float">
            <text:p>24947</text:p>
          </table:table-cell>
          <table:table-cell table:style-name="ce2" office:value-type="float" office:value="25026" calcext:value-type="float">
            <text:p>25026</text:p>
          </table:table-cell>
          <table:table-cell table:style-name="ce2" office:value-type="float" office:value="24884" calcext:value-type="float">
            <text:p>24884</text:p>
          </table:table-cell>
          <table:table-cell table:style-name="ce2" office:value-type="string" calcext:value-type="string">
            <text:p>12.4 V</text:p>
          </table:table-cell>
          <table:table-cell table:style-name="ce2" table:formula="of:=[.B36]" office:value-type="string" office:string-value="" calcext:value-type="error">
            <text:p>#DIV/0!</text:p>
          </table:table-cell>
          <table:table-cell table:style-name="ce2" table:formula="of:=[.C36]" office:value-type="string" office:string-value="" calcext:value-type="error">
            <text:p>#DIV/0!</text:p>
          </table:table-cell>
          <table:table-cell table:style-name="ce2" table:formula="of:=[.D36]" office:value-type="string" office:string-value="" calcext:value-type="error">
            <text:p>#DIV/0!</text:p>
          </table:table-cell>
          <table:table-cell table:style-name="ce2" table:formula="of:=[.E36]" office:value-type="string" office:string-value="" calcext:value-type="error">
            <text:p>#DIV/0!</text:p>
          </table:table-cell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4993" calcext:value-type="float">
            <text:p>24993</text:p>
          </table:table-cell>
          <table:table-cell table:style-name="ce2" office:value-type="float" office:value="24922" calcext:value-type="float">
            <text:p>24922</text:p>
          </table:table-cell>
          <table:table-cell table:style-name="ce2" office:value-type="float" office:value="25036" calcext:value-type="float">
            <text:p>25036</text:p>
          </table:table-cell>
          <table:table-cell table:style-name="ce2" office:value-type="float" office:value="24882" calcext:value-type="float">
            <text:p>24882</text:p>
          </table:table-cell>
          <table:table-cell table:number-columns-repeated="5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2" office:value-type="string" calcext:value-type="string">
            <text:p>平均</text:p>
          </table:table-cell>
          <table:table-cell table:style-name="ce2" table:formula="of:=AVERAGE([.B4:.B8])" office:value-type="float" office:value="24989" calcext:value-type="float">
            <text:p>24989</text:p>
          </table:table-cell>
          <table:table-cell table:style-name="ce2" table:formula="of:=AVERAGE([.C4:.C8])" office:value-type="float" office:value="24933" calcext:value-type="float">
            <text:p>24933</text:p>
          </table:table-cell>
          <table:table-cell table:style-name="ce2" table:formula="of:=AVERAGE([.D4:.D8])" office:value-type="float" office:value="25029.4" calcext:value-type="float">
            <text:p>25029.4</text:p>
          </table:table-cell>
          <table:table-cell table:style-name="ce2" table:formula="of:=AVERAGE([.E4:.E8])" office:value-type="float" office:value="24878" calcext:value-type="float">
            <text:p>24878</text:p>
          </table:table-cell>
          <table:table-cell table:number-columns-repeated="5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1" office:value-type="string" calcext:value-type="string" table:number-columns-spanned="5" table:number-rows-spanned="1">
            <text:p>11.5 V</text:p>
          </table:table-cell>
          <table:covered-table-cell table:style-name="ce1"/>
          <table:covered-table-cell table:number-columns-repeated="3" table:style-name="ce2"/>
          <table:table-cell table:number-columns-repeated="1018"/>
        </table:table-row>
        <table:table-row table:style-name="ro2">
          <table:table-cell table:style-name="ce2"/>
          <table:table-cell table:style-name="ce1" office:value-type="string" calcext:value-type="string" table:number-columns-spanned="4" table:number-rows-spanned="1">
            <text:p>回転数 rpm</text:p>
          </table:table-cell>
          <table:covered-table-cell table:number-columns-repeated="3" table:style-name="ce2"/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B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5042" calcext:value-type="float">
            <text:p>25042</text:p>
          </table:table-cell>
          <table:table-cell table:style-name="ce2" office:value-type="float" office:value="25014" calcext:value-type="float">
            <text:p>25014</text:p>
          </table:table-cell>
          <table:table-cell table:style-name="ce2" office:value-type="float" office:value="25088" calcext:value-type="float">
            <text:p>25088</text:p>
          </table:table-cell>
          <table:table-cell table:style-name="ce2" office:value-type="float" office:value="24922" calcext:value-type="float">
            <text:p>24922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5037" calcext:value-type="float">
            <text:p>25037</text:p>
          </table:table-cell>
          <table:table-cell table:style-name="ce2" office:value-type="float" office:value="25020" calcext:value-type="float">
            <text:p>25020</text:p>
          </table:table-cell>
          <table:table-cell table:style-name="ce2" office:value-type="float" office:value="25091" calcext:value-type="float">
            <text:p>25091</text:p>
          </table:table-cell>
          <table:table-cell table:style-name="ce2" office:value-type="float" office:value="24927" calcext:value-type="float">
            <text:p>24927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5044" calcext:value-type="float">
            <text:p>25044</text:p>
          </table:table-cell>
          <table:table-cell table:style-name="ce2" office:value-type="float" office:value="25022" calcext:value-type="float">
            <text:p>25022</text:p>
          </table:table-cell>
          <table:table-cell table:style-name="ce2" office:value-type="float" office:value="25094" calcext:value-type="float">
            <text:p>25094</text:p>
          </table:table-cell>
          <table:table-cell table:style-name="ce2" office:value-type="float" office:value="24936" calcext:value-type="float">
            <text:p>24936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5042" calcext:value-type="float">
            <text:p>25042</text:p>
          </table:table-cell>
          <table:table-cell table:style-name="ce2" office:value-type="float" office:value="25035" calcext:value-type="float">
            <text:p>25035</text:p>
          </table:table-cell>
          <table:table-cell table:style-name="ce2" office:value-type="float" office:value="25088" calcext:value-type="float">
            <text:p>25088</text:p>
          </table:table-cell>
          <table:table-cell table:style-name="ce2" office:value-type="float" office:value="24922" calcext:value-type="float">
            <text:p>24922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5057" calcext:value-type="float">
            <text:p>25057</text:p>
          </table:table-cell>
          <table:table-cell table:style-name="ce2" office:value-type="float" office:value="25032" calcext:value-type="float">
            <text:p>25032</text:p>
          </table:table-cell>
          <table:table-cell table:style-name="ce2" office:value-type="float" office:value="25092" calcext:value-type="float">
            <text:p>25092</text:p>
          </table:table-cell>
          <table:table-cell table:style-name="ce2" office:value-type="float" office:value="24935" calcext:value-type="float">
            <text:p>2493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平均</text:p>
          </table:table-cell>
          <table:table-cell table:style-name="ce2" table:formula="of:=AVERAGE([.B13:.B17])" office:value-type="float" office:value="25044.4" calcext:value-type="float">
            <text:p>25044.4</text:p>
          </table:table-cell>
          <table:table-cell table:style-name="ce2" table:formula="of:=AVERAGE([.C13:.C17])" office:value-type="float" office:value="25024.6" calcext:value-type="float">
            <text:p>25024.6</text:p>
          </table:table-cell>
          <table:table-cell table:style-name="ce2" table:formula="of:=AVERAGE([.D13:.D17])" office:value-type="float" office:value="25090.6" calcext:value-type="float">
            <text:p>25090.6</text:p>
          </table:table-cell>
          <table:table-cell table:style-name="ce2" table:formula="of:=AVERAGE([.E13:.E17])" office:value-type="float" office:value="24928.4" calcext:value-type="float">
            <text:p>24928.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5" table:number-rows-spanned="1">
            <text:p>12.0 V</text:p>
          </table:table-cell>
          <table:covered-table-cell table:style-name="ce1"/>
          <table:covered-table-cell table:number-columns-repeated="3" table:style-name="ce2"/>
          <table:table-cell table:number-columns-repeated="1018"/>
        </table:table-row>
        <table:table-row table:style-name="ro2">
          <table:table-cell table:style-name="ce2"/>
          <table:table-cell table:style-name="ce1" office:value-type="string" calcext:value-type="string" table:number-columns-spanned="4" table:number-rows-spanned="1">
            <text:p>回転数 rpm</text:p>
          </table:table-cell>
          <table:covered-table-cell table:number-columns-repeated="3" table:style-name="ce2"/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B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5083" calcext:value-type="float">
            <text:p>25083</text:p>
          </table:table-cell>
          <table:table-cell table:style-name="ce2" office:value-type="float" office:value="25057" calcext:value-type="float">
            <text:p>25057</text:p>
          </table:table-cell>
          <table:table-cell table:style-name="ce2" office:value-type="float" office:value="25138" calcext:value-type="float">
            <text:p>25138</text:p>
          </table:table-cell>
          <table:table-cell table:style-name="ce2" office:value-type="float" office:value="24957" calcext:value-type="float">
            <text:p>24957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5080" calcext:value-type="float">
            <text:p>25080</text:p>
          </table:table-cell>
          <table:table-cell table:style-name="ce2" office:value-type="float" office:value="25071" calcext:value-type="float">
            <text:p>25071</text:p>
          </table:table-cell>
          <table:table-cell table:style-name="ce2" office:value-type="float" office:value="25137" calcext:value-type="float">
            <text:p>25137</text:p>
          </table:table-cell>
          <table:table-cell table:style-name="ce2" office:value-type="float" office:value="24964" calcext:value-type="float">
            <text:p>24964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5080" calcext:value-type="float">
            <text:p>25080</text:p>
          </table:table-cell>
          <table:table-cell table:style-name="ce2" office:value-type="float" office:value="25070" calcext:value-type="float">
            <text:p>25070</text:p>
          </table:table-cell>
          <table:table-cell table:style-name="ce2" office:value-type="float" office:value="25138" calcext:value-type="float">
            <text:p>25138</text:p>
          </table:table-cell>
          <table:table-cell table:style-name="ce2" office:value-type="float" office:value="24955" calcext:value-type="float">
            <text:p>24955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5075" calcext:value-type="float">
            <text:p>25075</text:p>
          </table:table-cell>
          <table:table-cell table:style-name="ce2" office:value-type="float" office:value="25063" calcext:value-type="float">
            <text:p>25063</text:p>
          </table:table-cell>
          <table:table-cell table:style-name="ce2" office:value-type="float" office:value="25126" calcext:value-type="float">
            <text:p>25126</text:p>
          </table:table-cell>
          <table:table-cell table:style-name="ce2" office:value-type="float" office:value="24971" calcext:value-type="float">
            <text:p>24971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5088" calcext:value-type="float">
            <text:p>25088</text:p>
          </table:table-cell>
          <table:table-cell table:style-name="ce2" office:value-type="float" office:value="25072" calcext:value-type="float">
            <text:p>25072</text:p>
          </table:table-cell>
          <table:table-cell table:style-name="ce2" office:value-type="float" office:value="25143" calcext:value-type="float">
            <text:p>25143</text:p>
          </table:table-cell>
          <table:table-cell table:style-name="ce2" office:value-type="float" office:value="24956" calcext:value-type="float">
            <text:p>249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平均</text:p>
          </table:table-cell>
          <table:table-cell table:style-name="ce2" table:formula="of:=AVERAGE([.B22:.B26])" office:value-type="float" office:value="25081.2" calcext:value-type="float">
            <text:p>25081.2</text:p>
          </table:table-cell>
          <table:table-cell table:style-name="ce2" table:formula="of:=AVERAGE([.C22:.C26])" office:value-type="float" office:value="25066.6" calcext:value-type="float">
            <text:p>25066.6</text:p>
          </table:table-cell>
          <table:table-cell table:style-name="ce2" table:formula="of:=AVERAGE([.D22:.D26])" office:value-type="float" office:value="25136.4" calcext:value-type="float">
            <text:p>25136.4</text:p>
          </table:table-cell>
          <table:table-cell table:style-name="ce2" table:formula="of:=AVERAGE([.E22:.E26])" office:value-type="float" office:value="24960.6" calcext:value-type="float">
            <text:p>24960.6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5" table:number-rows-spanned="1">
            <text:p>12.4 V</text:p>
          </table:table-cell>
          <table:covered-table-cell table:style-name="ce1"/>
          <table:covered-table-cell table:number-columns-repeated="3" table:style-name="ce2"/>
          <table:table-cell table:number-columns-repeated="1018"/>
        </table:table-row>
        <table:table-row table:style-name="ro2">
          <table:table-cell table:style-name="ce2"/>
          <table:table-cell table:style-name="ce1" office:value-type="string" calcext:value-type="string" table:number-columns-spanned="4" table:number-rows-spanned="1">
            <text:p>回転数 rpm</text:p>
          </table:table-cell>
          <table:covered-table-cell table:number-columns-repeated="3" table:style-name="ce2"/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B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string" calcext:value-type="string">
            <text:p>平均</text:p>
          </table:table-cell>
          <table:table-cell table:style-name="ce2" table:formula="of:=AVERAGE([.B31:.B35])" office:value-type="string" office:string-value="" calcext:value-type="error">
            <text:p>#DIV/0!</text:p>
          </table:table-cell>
          <table:table-cell table:style-name="ce2" table:formula="of:=AVERAGE([.C31:.C35])" office:value-type="string" office:string-value="" calcext:value-type="error">
            <text:p>#DIV/0!</text:p>
          </table:table-cell>
          <table:table-cell table:style-name="ce2" table:formula="of:=AVERAGE([.D31:.D35])" office:value-type="string" office:string-value="" calcext:value-type="error">
            <text:p>#DIV/0!</text:p>
          </table:table-cell>
          <table:table-cell table:style-name="ce2" table:formula="of:=AVERAGE([.E31:.E35])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 table:number-rows-repeated="104853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IPA P明朝'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9">0000/00/00</text:date>, <text:time style:data-style-name="N2" text:time-value="11:13:18.147369125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29:16.502926389</meta:creation-date>
    <dc:date>2016-08-29T11:30:44.173861211</dc:date>
    <meta:editing-duration>PT10M30S</meta:editing-duration>
    <meta:editing-cycles>2</meta:editing-cycles>
    <meta:generator>LibreOffice/5.1.4.2$Linux_X86_64 LibreOffice_project/10m0$Build-2</meta:generator>
    <meta:document-statistic meta:table-count="1" meta:cell-count="14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5.007cm" svg:y="3.454cm" style:legend-expansion="high" chart:style-name="ch2"/>
        <chart:plot-area chart:style-name="ch3" table:cell-range-address="Sheet1.F3:Sheet1.J7" chart:data-source-has-labels="both" svg:x="0.32cm" svg:y="0.18cm" svg:width="14.367cm" svg:height="8.64cm">
          <chartooo:coordinate-region svg:x="1.497cm" svg:y="0.379cm" svg:width="13.19cm" svg:height="7.794cm"/>
          <chart:axis chart:dimension="x" chart:name="primary-x" chart:style-name="ch4" chartooo:axis-type="auto">
            <chartooo:date-scale/>
            <chart:categories table:cell-range-address="Sheet1.F4:Sheet1.F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G4:Sheet1.G7" chart:label-cell-address="Sheet1.G3:Sheet1.G3" chart:class="chart:bar">
            <chart:data-point chart:repeated="4"/>
          </chart:series>
          <chart:series chart:style-name="ch8" chart:values-cell-range-address="Sheet1.H4:Sheet1.H7" chart:label-cell-address="Sheet1.H3:Sheet1.H3" chart:class="chart:bar">
            <chart:data-point chart:repeated="4"/>
          </chart:series>
          <chart:series chart:style-name="ch9" chart:values-cell-range-address="Sheet1.I4:Sheet1.I7" chart:label-cell-address="Sheet1.I3:Sheet1.I3" chart:class="chart:bar">
            <chart:data-point chart:repeated="4"/>
          </chart:series>
          <chart:series chart:style-name="ch10" chart:values-cell-range-address="Sheet1.J4:Sheet1.J7" chart:label-cell-address="Sheet1.J3:Sheet1.J3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</text:p>
                <draw:g>
                  <svg:desc>Sheet1.G3:Sheet1.G3</svg:desc>
                </draw:g>
              </table:table-cell>
              <table:table-cell office:value-type="string">
                <text:p>L</text:p>
                <draw:g>
                  <svg:desc>Sheet1.H3:Sheet1.H3</svg:desc>
                </draw:g>
              </table:table-cell>
              <table:table-cell office:value-type="string">
                <text:p>F</text:p>
                <draw:g>
                  <svg:desc>Sheet1.I3:Sheet1.I3</svg:desc>
                </draw:g>
              </table:table-cell>
              <table:table-cell office:value-type="string">
                <text:p>B</text:p>
                <draw:g>
                  <svg:desc>Sheet1.J3:Sheet1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1.1 V</text:p>
                <draw:g>
                  <svg:desc>Sheet1.F4:Sheet1.F7</svg:desc>
                </draw:g>
              </table:table-cell>
              <table:table-cell office:value-type="float" office:value="24989">
                <text:p>24989</text:p>
                <draw:g>
                  <svg:desc>Sheet1.G4:Sheet1.G7</svg:desc>
                </draw:g>
              </table:table-cell>
              <table:table-cell office:value-type="float" office:value="24933">
                <text:p>24933</text:p>
                <draw:g>
                  <svg:desc>Sheet1.H4:Sheet1.H7</svg:desc>
                </draw:g>
              </table:table-cell>
              <table:table-cell office:value-type="float" office:value="25029.4">
                <text:p>25029.4</text:p>
                <draw:g>
                  <svg:desc>Sheet1.I4:Sheet1.I7</svg:desc>
                </draw:g>
              </table:table-cell>
              <table:table-cell office:value-type="float" office:value="24878">
                <text:p>24878</text:p>
                <draw:g>
                  <svg:desc>Sheet1.J4:Sheet1.J7</svg:desc>
                </draw:g>
              </table:table-cell>
            </table:table-row>
            <table:table-row>
              <table:table-cell office:value-type="string">
                <text:p>11.5 V</text:p>
              </table:table-cell>
              <table:table-cell office:value-type="float" office:value="25044.4">
                <text:p>25044.4</text:p>
              </table:table-cell>
              <table:table-cell office:value-type="float" office:value="25024.6">
                <text:p>25024.6</text:p>
              </table:table-cell>
              <table:table-cell office:value-type="float" office:value="25090.6">
                <text:p>25090.6</text:p>
              </table:table-cell>
              <table:table-cell office:value-type="float" office:value="24928.4">
                <text:p>24928.4</text:p>
              </table:table-cell>
            </table:table-row>
            <table:table-row>
              <table:table-cell office:value-type="string">
                <text:p>12.0 V</text:p>
              </table:table-cell>
              <table:table-cell office:value-type="float" office:value="25081.2">
                <text:p>25081.2</text:p>
              </table:table-cell>
              <table:table-cell office:value-type="float" office:value="25066.6">
                <text:p>25066.6</text:p>
              </table:table-cell>
              <table:table-cell office:value-type="float" office:value="25136.4">
                <text:p>25136.4</text:p>
              </table:table-cell>
              <table:table-cell office:value-type="float" office:value="24960.6">
                <text:p>24960.6</text:p>
              </table:table-cell>
            </table:table-row>
            <table:table-row>
              <table:table-cell office:value-type="string">
                <text:p>12.4 V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